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b2dfb" officeooo:paragraph-rsid="001b2dfb" style:font-weight-asian="bold" style:font-weight-complex="bold"/>
    </style:style>
    <style:style style:name="P2" style:family="paragraph" style:parent-style-name="Standard">
      <style:text-properties fo:font-weight="normal" officeooo:rsid="001b2dfb" officeooo:paragraph-rsid="001b2dfb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uidas mõjutas COVID-19 kriis ettevõtteid – individuaalandmete analüüs?</text:p>
      <text:p text:style-name="P1"/>
      <text:p text:style-name="P2">Analüüsi eesmärk on kasutada ettevõtete üksikandmeid EMTA maksulaekumiste andmebaasi (<text:a xlink:type="simple" xlink:href="https://www.emta.ee/et/tasutud-maksud" text:style-name="Internet_20_link" text:visited-style-name="Visited_20_Internet_20_Link">https://www.emta.ee/et/tasutud-maksud</text:a>), hindamaks kuidas on mõjutanud koroonakriis ettevõtete üksiknäitajaid. </text:p>
      <text:p text:style-name="P2"/>
      <text:p text:style-name="P2">Analüüsik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t" fo:country="E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t" fo:country="E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8T08:56:06.320116833</meta:creation-date>
    <dc:date>2020-07-28T09:44:54.135668907</dc:date>
    <meta:editing-duration>PT38M47S</meta:editing-duration>
    <meta:editing-cycles>1</meta:editing-cycles>
    <meta:document-statistic meta:table-count="0" meta:image-count="0" meta:object-count="0" meta:page-count="1" meta:paragraph-count="3" meta:word-count="25" meta:character-count="278" meta:non-whitespace-character-count="253"/>
    <meta:generator>LibreOffice/6.0.7.3$Linux_X86_64 LibreOffice_project/00m0$Build-3</meta:generator>
  </office:meta>
</office:document-meta>
</file>